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40000015DF99C0BBEF6749F0B.png" manifest:media-type="image/png"/>
  <manifest:file-entry manifest:full-path="Pictures/1000F9880000479600002D82B46E650D8F6B7129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25cm" svg:height="11.649cm" svg:x="0cm" svg:y="0cm">
          <draw:image xlink:href="Pictures/1000F9880000479600002D82B46E650D8F6B7129.emf" xlink:type="simple" xlink:show="embed" xlink:actuate="onLoad" draw:mime-type="image/x-emf">
            <text:p/>
          </draw:image>
          <draw:image xlink:href="Pictures/10000001000002240000015DF99C0BBEF6749F0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25cm" fo:page-height="11.6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7:42.266159693</dc:date>
    <meta:editing-duration>PT37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